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'Palatino Linotype', 'Book Antiqua', Palatino, serif"/>
    <style:font-face style:name="sans-serif" svg:font-family="sans-serif"/>
    <style:font-face style:name="ешьуі туц кщьфт" svg:font-family="'ешьуі туц кщьфт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f17a"/>
    </style:style>
    <style:style style:name="P2" style:family="paragraph" style:parent-style-name="Standard">
      <style:text-properties fo:color="#000000" style:font-name="Times New Roman" fo:font-size="14pt" officeooo:paragraph-rsid="000ef17a" style:font-size-asian="14pt" style:font-size-complex="14pt"/>
    </style:style>
    <style:style style:name="P3" style:family="paragraph" style:parent-style-name="Standard">
      <style:text-properties fo:color="#000000" style:font-name="Times New Roman" fo:font-size="14pt" officeooo:paragraph-rsid="0014dbeb" style:font-size-asian="14pt" style:font-size-complex="14pt"/>
    </style:style>
    <style:style style:name="P4" style:family="paragraph" style:parent-style-name="Standard">
      <style:text-properties fo:color="#000000" style:font-name="Times New Roman" fo:font-size="14pt" officeooo:rsid="000ef17a" officeooo:paragraph-rsid="0014dbeb" style:font-size-asian="14pt" style:font-size-complex="14pt"/>
    </style:style>
    <style:style style:name="P5" style:family="paragraph" style:parent-style-name="Standard">
      <style:text-properties fo:color="#000000" style:font-name="Times New Roman" fo:font-size="14pt" officeooo:rsid="000ef17a" officeooo:paragraph-rsid="000ef17a" style:font-size-asian="14pt" style:font-size-complex="14pt"/>
    </style:style>
    <style:style style:name="P6" style:family="paragraph" style:parent-style-name="Standard">
      <style:text-properties fo:color="#000000" style:font-name="Times New Roman" fo:font-size="14pt" officeooo:rsid="000ef17a" officeooo:paragraph-rsid="0013f6cd" style:font-size-asian="14pt" style:font-size-complex="14pt"/>
    </style:style>
    <style:style style:name="P7" style:family="paragraph" style:parent-style-name="Standard">
      <style:text-properties fo:color="#000000" style:font-name="Times New Roman" fo:font-size="14pt" officeooo:paragraph-rsid="00129767" style:font-size-asian="14pt" style:font-size-complex="14pt"/>
    </style:style>
    <style:style style:name="P8" style:family="paragraph" style:parent-style-name="Standard">
      <style:text-properties fo:color="#ed1c24" style:font-name="Times New Roman" fo:font-size="14pt" officeooo:rsid="000ef17a" officeooo:paragraph-rsid="000ef17a" style:font-size-asian="14pt" style:font-size-complex="14pt"/>
    </style:style>
    <style:style style:name="T1" style:family="text">
      <style:text-properties officeooo:rsid="000ef1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f17a" style:font-weight-asian="bold" style:font-weight-complex="bold"/>
    </style:style>
    <style:style style:name="T4" style:family="text">
      <style:text-properties fo:font-weight="bold" officeooo:rsid="0014dbeb" style:font-weight-asian="bold" style:font-weight-complex="bold"/>
    </style:style>
    <style:style style:name="T5" style:family="text">
      <style:text-properties fo:font-weight="bold" officeooo:rsid="000ef17a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556270" style:font-name="Arial" fo:font-size="12pt" fo:letter-spacing="normal" fo:font-style="normal" fo:font-weight="normal"/>
    </style:style>
    <style:style style:name="T7" style:family="text">
      <style:text-properties fo:font-variant="normal" fo:text-transform="none" fo:color="#556270" style:font-name="Arial" fo:font-size="12pt" fo:letter-spacing="normal" fo:font-style="normal" fo:font-weight="normal" officeooo:rsid="00129767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29767"/>
    </style:style>
    <style:style style:name="T10" style:family="text">
      <style:text-properties fo:font-variant="normal" fo:text-transform="none" fo:color="#000000" style:font-name="ешьуі туц кщьфт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ешьуі туц кщьфт" fo:font-size="12pt" fo:letter-spacing="normal" fo:font-style="normal" fo:font-weight="normal" officeooo:rsid="00129767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29767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6" style:family="text">
      <style:text-properties fo:font-variant="normal" fo:text-transform="none" fo:color="#000000" style:font-name="Times New Roman" fo:letter-spacing="normal" fo:font-style="normal" fo:font-weight="normal" officeooo:rsid="00129767"/>
    </style:style>
    <style:style style:name="T17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normal" officeooo:rsid="00129767"/>
    </style:style>
    <style:style style:name="T21" style:family="text">
      <style:text-properties fo:font-variant="normal" fo:text-transform="none" fo:color="#000000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style:font-name="Open Sans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Open Sans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5" style:family="text">
      <style:text-properties fo:font-variant="normal" fo:text-transform="none" fo:color="#767676" style:font-name="Arial" fo:font-size="9pt" fo:letter-spacing="normal" fo:font-style="normal" fo:font-weight="normal"/>
    </style:style>
    <style:style style:name="T26" style:family="text">
      <style:text-properties fo:font-variant="normal" fo:text-transform="none" fo:color="#767676" fo:font-size="9pt" fo:letter-spacing="normal" fo:font-style="normal" fo:font-weight="normal"/>
    </style:style>
    <style:style style:name="T27" style:family="text">
      <style:text-properties fo:font-variant="normal" fo:text-transform="none" fo:color="#767676" fo:letter-spacing="normal" fo:font-style="normal" fo:font-weight="normal"/>
    </style:style>
    <style:style style:name="T28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9" style:family="text">
      <style:text-properties fo:font-variant="normal" fo:text-transform="none" fo:color="#222222" fo:letter-spacing="normal"/>
    </style:style>
    <style:style style:name="T30" style:family="text">
      <style:text-properties fo:font-variant="normal" fo:text-transform="none" fo:color="#222222" fo:letter-spacing="normal" fo:font-style="normal" fo:font-weight="normal"/>
    </style:style>
    <style:style style:name="T31" style:family="text">
      <style:text-properties fo:font-variant="normal" fo:text-transform="none" fo:color="#222222" fo:font-size="10.5pt" fo:letter-spacing="normal" fo:font-style="normal" fo:font-weight="normal"/>
    </style:style>
    <style:style style:name="T32" style:family="text">
      <style:text-properties fo:font-variant="normal" fo:text-transform="none" fo:color="#222222" style:font-name="Times New Roman" fo:letter-spacing="normal"/>
    </style:style>
    <style:style style:name="T33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34" style:family="text">
      <style:text-properties fo:font-variant="normal" fo:text-transform="none" fo:color="#222222" style:font-name="Times New Roman" fo:font-size="10.5pt" fo:letter-spacing="normal" fo:font-style="normal" fo:font-weight="normal"/>
    </style:style>
    <style:style style:name="T35" style:family="text">
      <style:text-properties fo:font-variant="normal" fo:text-transform="none" fo:color="#222222" style:font-name="Times New Roman" fo:font-size="14pt" fo:letter-spacing="normal" style:font-size-asian="14pt" style:font-size-complex="14pt"/>
    </style:style>
    <style:style style:name="T36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38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39" style:family="text">
      <style:text-properties fo:font-variant="normal" fo:text-transform="none" fo:color="#0b0080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40" style:family="text">
      <style:text-properties fo:font-variant="normal" fo:text-transform="none" fo:color="#0b0080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41" style:family="text">
      <style:text-properties fo:font-variant="normal" fo:text-transform="none" fo:color="#0b0080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42" style:family="text">
      <style:text-properties fo:font-variant="normal" fo:text-transform="none" fo:letter-spacing="normal" fo:font-style="normal" fo:font-weight="normal"/>
    </style:style>
    <style:style style:name="T43" style:family="text">
      <style:text-properties fo:font-variant="normal" fo:text-transform="none" fo:letter-spacing="normal" fo:font-style="normal" fo:font-weight="normal" officeooo:rsid="00129767"/>
    </style:style>
    <style:style style:name="T44" style:family="text">
      <style:text-properties fo:font-variant="normal" fo:text-transform="none" style:font-name="Times New Roman" fo:font-size="14pt" fo:letter-spacing="normal" style:font-size-asian="14pt" style:font-size-complex="14pt"/>
    </style:style>
    <style:style style:name="T4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47" style:family="text">
      <style:text-properties fo:color="#000000"/>
    </style:style>
    <style:style style:name="T48" style:family="text">
      <style:text-properties fo:color="#000000" style:font-name="Times New Roman" fo:font-size="14pt" fo:font-weight="bold" officeooo:rsid="000ef17a" style:font-size-asian="14pt" style:font-weight-asian="bold" style:font-size-complex="14pt" style:font-weight-complex="bold"/>
    </style:style>
    <style:style style:name="T49" style:family="text">
      <style:text-properties fo:color="#000000" style:font-name="Times New Roman" fo:font-size="14pt" officeooo:rsid="000ef17a" style:font-size-asian="14pt" style:font-size-complex="14pt"/>
    </style:style>
    <style:style style:name="T50" style:family="text">
      <style:text-properties style:font-name="Times New Roman" fo:font-size="14pt" fo:font-weight="bold" officeooo:rsid="000ef17a" style:font-size-asian="14pt" style:font-weight-asian="bold" style:font-size-complex="14pt" style:font-weight-complex="bold"/>
    </style:style>
    <style:style style:name="T51" style:family="text">
      <style:text-properties style:font-name="Times New Roman" fo:font-size="14pt" officeooo:rsid="000ef17a" style:font-size-asian="14pt" style:font-size-complex="14pt"/>
    </style:style>
    <style:style style:name="T52" style:family="text">
      <style:text-properties style:font-name="Times New Roman" fo:font-weight="bold" officeooo:rsid="000ef17a" style:font-weight-asian="bold" style:font-weight-complex="bold"/>
    </style:style>
    <style:style style:name="T53" style:family="text">
      <style:text-properties style:font-name="Times New Roman" officeooo:rsid="000ef17a"/>
    </style:style>
    <style:style style:name="T54" style:family="text">
      <style:text-properties officeooo:rsid="0014dbeb"/>
    </style:style>
    <style:style style:name="T55" style:family="text">
      <style:text-properties fo:font-size="16pt" fo:language="uk" fo:country="UA" style:font-size-asian="16pt" style:font-size-complex="16pt"/>
    </style:style>
    <style:style style:name="T56" style:family="text">
      <style:text-properties fo:font-size="14pt" officeooo:rsid="000ef17a" style:font-size-asian="14pt" style:font-size-complex="14pt"/>
    </style:style>
    <style:style style:name="T57" style:family="text">
      <style:text-properties fo:font-size="14pt" fo:language="uk" fo:country="UA" style:font-size-asian="14pt" style:font-size-complex="14pt"/>
    </style:style>
    <style:style style:name="T58" style:family="text">
      <style:text-properties fo:font-size="14pt" fo:font-weight="bold" officeooo:rsid="000ef17a" style:font-size-asian="14pt" style:font-weight-asian="bold" style:font-size-complex="14pt" style:font-weight-complex="bold"/>
    </style:style>
    <style:style style:name="T59" style:family="text">
      <style:text-properties fo:language="uk" fo:country="UA"/>
    </style:style>
    <style:style style:name="T60" style:family="text">
      <style:text-properties officeooo:rsid="000ef17a" style:font-size-asian="14pt" style:font-size-complex="14pt"/>
    </style:style>
    <style:style style:name="T61" style:family="text">
      <style:text-properties officeooo:rsid="00165d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Підприємництво</text:span> – особливий вид діяльності, певні стиль і тип господарської поведінки, які характеризуються повною свободою вибору та інноваційним характером здійснення, значною ймовірністю економічного розвитку та чіткою орієнтацією на досягнення зиску.</text:p>
      <text:p text:style-name="P2"/>
      <text:p text:style-name="P3"><text:span text:style-name="T3">Інноваційне підприємництво</text:span><text:span text:style-name="T1"> - </text:span><text:span text:style-name="T42">це вид господарювання, спрямований на пошук нових можливостей, на комерційне використання нововведень. Цей вид підприємництва характеризується особливою поведінкою підприємця: готовністю брати на себе весь ризик зі здійснення нового проекту і водночас фінансовою відповідальністю.</text:span></text:p>
      <text:p text:style-name="P2"/>
      <text:p text:style-name="P4"><text:span text:style-name="T2">Підприємство </text:span>- <text:span text:style-name="T59">самостійний суб’єкт господарювання, створений компетентним органом державної влади або органом місцевого самоврядування, або іншими суб’єктами для задоволення суспільних та особистих потреб способом систематичного здійснення виробничої, науково-дослідної, торговельної, іншої господарської діяльності.</text:span></text:p>
      <text:p text:style-name="P2"/>
      <text:p text:style-name="P8"><text:span text:style-name="T2">Комерціалізація результатів підприєм</text:span><text:span text:style-name="T4">ницької</text:span><text:span text:style-name="T2"> діяльності </text:span>- </text:p>
      <text:p text:style-name="P5"/>
      <text:p text:style-name="P5"><text:span text:style-name="T2">Маркетинг</text:span> - Організація виробництва і збуту продукції, заснована на вивченні потреби ринку в товарах і послугах.</text:p>
      <text:p text:style-name="P5"/>
      <text:p text:style-name="P5"><text:span text:style-name="T2">Брендинг </text:span>- це маркетинговий термін, який охоплює весь комплекс заходів пов'язаних зі створенням та просуванням нового або вже існуючого бренду. Робота зі створення бренду може включати в себе розробку: найменування бренду, торгового знака, інформаційної основи, моделі позиціонування та стратегії просування майбутнього бренду і т. <text:span text:style-name="T61">д</text:span>. Важливим аспектом в комплексі брендингу є юридична реєстрація торгового знаку і комерційних найменувань (продуктів або послуг), що в майбутньому дозволяє уникнути різних прояви плагіату.</text:p>
      <text:p text:style-name="P5"/>
      <text:p text:style-name="P6"><text:span text:style-name="T2">Бренд</text:span> - комплекс уявлень, асоціацій, емоцій, ціннісних характеристик про продукт чи послу<text:span text:style-name="T61">гу</text:span> в свідомості споживача. Ментальна оболонка продукту або послуги. Бренд є абстрактною назвою. Фізичними складовими (носіями) бренду є весь комплекс елементів фірмового стилю: назва бренду (слово, словосполучення), логотип з принципами його побудови, палітра фірмових кольорів, підтримує фірмовий стиль оригінальна графіка, набір фраз, звуки, торгова марка та інше.</text:p>
      <text:p text:style-name="P5"/>
      <text:p text:style-name="P7"><text:span text:style-name="T3">Нецінова конкуренція </text:span><text:span text:style-name="T1">- </text:span><text:span text:style-name="T42">це вид стратегії конкурентної боротьби, при якому використовуються будь-які методи конкуренції, крім зниження цін на продукцію і послуги.  </text:span><text:span text:style-name="T43">(підвищення якості продукту, вдосконаленню методів збуту, наданню послуг, розширенню сфери післяпродажного обслуговування,)</text:span></text:p>
      <text:p text:style-name="P5"/>
      <text:p text:style-name="P2"><text:soft-page-break/><text:span text:style-name="T3">Іміджева реклама </text:span><text:span text:style-name="T1">- </text:span><text:span text:style-name="T42">Іміджева реклама – це реклама, спрямована не на збільшення продажів, а на створення або підтримання іміджу компанії. Вона знайомить споживача з брендом в цілому, з продукцією або послугами, які даний бренд надає, розповідає про їх призначення та характеристики, а також про переваги того чи іншого продукту або послуги перед їх аналогами, але при цьому не пропонує нічого купити.</text:span></text:p>
      <text:p text:style-name="P5"/>
      <text:p text:style-name="P1"><text:span text:style-name="T48">Мерчендайзинг</text:span><text:span text:style-name="T49"> - </text:span><text:span text:style-name="T17"> </text:span><text:span text:style-name="T18">це комплекс заходів у торговельній точці, метою яких є підвищення попиту на продукцію; мистецтво представити товар у торговому залі. Ці заходи дозволяють сформувати у споживачів позитивний імпульс, спрямований не тільки на купівлю, а також на створення іміджевого образу </text:span><text:a xlink:type="simple" xlink:href="https://uk.wikipedia.org/wiki/Торгова_марка" text:style-name="Internet_20_link" text:visited-style-name="Visited_20_Internet_20_Link"><text:span text:style-name="T24">торгової марки</text:span></text:a><text:span text:style-name="T17"> </text:span><text:span text:style-name="T18">у свідомості покупця.</text:span></text:p>
      <text:p text:style-name="P2"><text:span text:style-name="T42">У зв'язку з цим можна виділити п'ять основних інструментів мерчандайзингу:</text:span></text:p>
      <text:p text:style-name="P2"><text:span text:style-name="T42">- місце розміщення та площа викладки товарів в рамках продуктової лінійки;</text:span></text:p>
      <text:p text:style-name="P2"><text:span text:style-name="T42">- місце розміщення та площа викладки продуктової лінійки;</text:span></text:p>
      <text:p text:style-name="P2"><text:span text:style-name="T42">- планування торгового залу;</text:span></text:p>
      <text:p text:style-name="P2"><text:span text:style-name="T42">- спецвикладкі;</text:span></text:p>
      <text:p text:style-name="P2"><text:span text:style-name="T42">- використання рекламних матеріалів</text:span></text:p>
      <text:p text:style-name="P5"/>
      <text:p text:style-name="P5">С<text:span text:style-name="T54">и</text:span>зоненко В.А <text:s/>(Практикум. Підприємництво: за ред. Мазур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Open Sans" svg:font-family="'Open Sans', 'Palatino Linotype', 'Book Antiqua', Palatino, serif"/>
    <style:font-face style:name="sans-serif" svg:font-family="sans-serif"/>
    <style:font-face style:name="ешьуі туц кщьфт" svg:font-family="'ешьуі туц кщьфт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11:07.559636862</meta:creation-date>
    <dc:date>2019-03-24T12:34:51.781707040</dc:date>
    <meta:editing-duration>PT52M9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2" meta:paragraph-count="17" meta:word-count="429" meta:character-count="3370" meta:non-whitespace-character-count="2952"/>
  </office:meta>
</office:document-meta>
</file>